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style:font-face style:name="var fontStack-monospace" svg:font-family="'var fontStack-monospace', ui-monospace, SFMono-Regular, 'SF Mono', Menlo, Consolas, 'Liberation Mono', monospace"/>
  </office:font-face-decls>
  <office:automatic-styles>
    <style:style style:name="P1"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style>
    <style:style style:name="P2" style:family="paragraph" style:parent-style-name="Preformatted_20_Text">
      <style:paragraph-properties fo:margin-top="0in" fo:margin-bottom="0in" style:contextual-spacing="false" fo:line-height="145%" fo:orphans="2" fo:widows="2" fo:padding="0in" fo:border="none"/>
    </style:style>
    <style:style style:name="P3" style:family="paragraph" style:parent-style-name="Standard">
      <style:text-properties officeooo:rsid="001fe0bd" officeooo:paragraph-rsid="001fe0bd"/>
    </style:style>
    <style:style style:name="P4" style:family="paragraph" style:parent-style-name="Standard">
      <style:text-properties fo:font-variant="normal" fo:text-transform="none" fo:color="#1f2328" loext:opacity="100%" style:font-name="apple-system" fo:font-size="12pt" fo:letter-spacing="normal" fo:font-style="normal" fo:font-weight="normal" officeooo:rsid="00242f44" officeooo:paragraph-rsid="00242f44"/>
    </style:style>
    <style:style style:name="P5" style:family="paragraph" style:parent-style-name="Standard">
      <style:text-properties fo:font-variant="normal" fo:text-transform="none" fo:color="#1f2328" loext:opacity="100%" style:font-name="apple-system" fo:font-size="12pt" fo:letter-spacing="normal" fo:font-style="normal" fo:font-weight="normal" officeooo:rsid="0025e0dc" officeooo:paragraph-rsid="0025e0dc"/>
    </style:style>
    <style:style style:name="P6" style:family="paragraph" style:parent-style-name="Standard">
      <style:text-properties fo:font-variant="normal" fo:text-transform="none" fo:color="#1f2328" loext:opacity="100%" style:font-name="apple-system" fo:font-size="12pt" fo:letter-spacing="normal" fo:font-style="normal" fo:font-weight="normal" officeooo:rsid="00275736" officeooo:paragraph-rsid="00275736"/>
    </style:style>
    <style:style style:name="P7" style:family="paragraph" style:parent-style-name="Standard">
      <style:text-properties fo:font-variant="normal" fo:text-transform="none" fo:color="#1f2328" loext:opacity="100%" style:font-name="apple-system" fo:font-size="12pt" fo:letter-spacing="normal" fo:font-style="normal" fo:font-weight="normal" officeooo:paragraph-rsid="00275736"/>
    </style:style>
    <style:style style:name="P8" style:family="paragraph" style:parent-style-name="Standard">
      <style:text-properties fo:font-variant="normal" fo:text-transform="none" fo:color="#1f2328" loext:opacity="100%" style:font-name="Liberation Serif" fo:font-size="12pt" fo:letter-spacing="normal" fo:font-style="normal" fo:font-weight="normal" officeooo:rsid="00225f1c" officeooo:paragraph-rsid="00242f44"/>
    </style:style>
    <style:style style:name="P9" style:family="paragraph" style:parent-style-name="Standard">
      <style:text-properties fo:font-variant="normal" fo:text-transform="none" fo:color="#1f2328" loext:opacity="100%" style:font-name="Liberation Serif" fo:font-size="12pt" fo:letter-spacing="normal" fo:font-style="normal" fo:font-weight="normal" officeooo:rsid="00225f1c" officeooo:paragraph-rsid="0025e0dc"/>
    </style:style>
    <style:style style:name="P10" style:family="paragraph" style:parent-style-name="Standard">
      <style:text-properties fo:font-variant="normal" fo:text-transform="none" fo:color="#1f2328" loext:opacity="100%" style:font-name="Liberation Serif" fo:font-size="12pt" fo:letter-spacing="normal" fo:font-style="normal" fo:font-weight="normal" officeooo:rsid="00275736" officeooo:paragraph-rsid="00275736"/>
    </style:style>
    <style:style style:name="P11" style:family="paragraph" style:parent-style-name="Standard">
      <style:text-properties fo:font-variant="normal" fo:text-transform="none" fo:color="#1f2328" loext:opacity="100%" style:font-name="Liberation Serif" fo:font-size="12pt" fo:letter-spacing="normal" fo:font-style="normal" fo:font-weight="normal" officeooo:paragraph-rsid="00275736"/>
    </style:style>
    <style:style style:name="P12" style:family="paragraph" style:parent-style-name="Standard">
      <style:text-properties fo:font-variant="normal" fo:text-transform="none" fo:color="#1f2328" loext:opacity="100%" style:font-name="Liberation Serif" fo:font-size="12pt" fo:letter-spacing="normal" fo:font-style="normal" fo:font-weight="normal" officeooo:rsid="00275736" officeooo:paragraph-rsid="00275736" style:font-size-asian="12pt" style:font-size-complex="12pt"/>
    </style:style>
    <style:style style:name="P13" style:family="paragraph" style:parent-style-name="Standard">
      <style:text-properties fo:font-variant="normal" fo:text-transform="none" fo:color="#1f2328" loext:opacity="100%" style:font-name="Liberation Serif" fo:font-size="12pt" fo:letter-spacing="normal" fo:font-style="normal" fo:font-weight="bold" officeooo:rsid="0028ddad" officeooo:paragraph-rsid="0028ddad" style:font-size-asian="12pt" style:font-weight-asian="bold" style:font-size-complex="12pt" style:font-weight-complex="bold"/>
    </style:style>
    <style:style style:name="P14" style:family="paragraph" style:parent-style-name="Standard">
      <style:text-properties officeooo:paragraph-rsid="001fe0bd"/>
    </style:style>
    <style:style style:name="P15" style:family="paragraph" style:parent-style-name="Standard">
      <style:text-properties officeooo:rsid="00210e10" officeooo:paragraph-rsid="00210e10"/>
    </style:style>
    <style:style style:name="P16" style:family="paragraph" style:parent-style-name="Standard">
      <style:text-properties officeooo:rsid="00225f1c" officeooo:paragraph-rsid="00225f1c"/>
    </style:style>
    <style:style style:name="P17" style:family="paragraph" style:parent-style-name="Standard">
      <style:text-properties officeooo:rsid="0023f1ae" officeooo:paragraph-rsid="0023f1ae"/>
    </style:style>
    <style:style style:name="P18" style:family="paragraph" style:parent-style-name="Standard">
      <style:text-properties officeooo:rsid="00242f44" officeooo:paragraph-rsid="00242f44"/>
    </style:style>
    <style:style style:name="P19" style:family="paragraph" style:parent-style-name="Standard">
      <style:text-properties officeooo:paragraph-rsid="00242f44"/>
    </style:style>
    <style:style style:name="P20" style:family="paragraph" style:parent-style-name="Standard">
      <style:text-properties fo:font-weight="bold" officeooo:rsid="001fe0bd" officeooo:paragraph-rsid="001fe0bd" style:font-weight-asian="bold" style:font-weight-complex="bold"/>
    </style:style>
    <style:style style:name="P21" style:family="paragraph" style:parent-style-name="Standard">
      <style:text-properties officeooo:rsid="0025e0dc" officeooo:paragraph-rsid="0025e0dc"/>
    </style:style>
    <style:style style:name="P22" style:family="paragraph" style:parent-style-name="Text_20_body">
      <style:paragraph-properties fo:margin-left="0in" fo:margin-right="0in" fo:margin-top="0in" fo:margin-bottom="0in" style:contextual-spacing="false" fo:orphans="2" fo:widows="2" fo:text-indent="0in" style:auto-text-indent="false"/>
    </style:style>
    <style:style style:name="P23" style:family="paragraph" style:parent-style-name="Text_20_body">
      <style:text-properties fo:font-variant="normal" fo:text-transform="none" fo:color="#1f2328" loext:opacity="100%" style:font-name="apple-system" fo:font-size="12pt" fo:letter-spacing="normal" fo:font-style="normal" fo:font-weight="normal" officeooo:rsid="00275736" officeooo:paragraph-rsid="00275736"/>
    </style:style>
    <style:style style:name="P24"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Liberation Serif" fo:font-size="12pt" fo:letter-spacing="normal" style:font-size-asian="12pt" style:font-size-complex="12pt"/>
    </style:style>
    <style:style style:name="T1" style:family="text">
      <style:text-properties officeooo:rsid="001fe0bd"/>
    </style:style>
    <style:style style:name="T2" style:family="text">
      <style:text-properties fo:font-variant="normal" fo:text-transform="none" fo:color="#1f2328" loext:opacity="100%" style:font-name="apple-system" fo:font-size="12pt" fo:letter-spacing="normal" fo:font-style="normal" fo:font-weight="normal"/>
    </style:style>
    <style:style style:name="T3" style:family="text">
      <style:text-properties fo:font-variant="normal" fo:text-transform="none" fo:color="#1f2328" loext:opacity="100%" style:font-name="apple-system" fo:font-size="12pt" fo:letter-spacing="normal" fo:font-style="normal" fo:font-weight="normal" officeooo:rsid="00275736" style:font-size-asian="12pt" style:font-size-complex="12pt" loext:padding="0in" loext:border="none"/>
    </style:style>
    <style:style style:name="T4" style:family="text">
      <style:text-properties fo:font-variant="normal" fo:text-transform="none" fo:color="#1f2328" loext:opacity="100%" style:font-name="Liberation Serif" fo:font-size="12pt" fo:letter-spacing="normal" fo:font-style="normal" fo:font-weight="normal"/>
    </style:style>
    <style:style style:name="T5" style:family="text">
      <style:text-properties fo:font-variant="normal" fo:text-transform="none" fo:color="#1f2328" loext:opacity="100%" style:font-name="Liberation Serif" fo:font-size="12pt" fo:letter-spacing="normal" fo:font-style="normal" fo:font-weight="normal" officeooo:rsid="001fe0bd"/>
    </style:style>
    <style:style style:name="T6" style:family="text">
      <style:text-properties fo:font-variant="normal" fo:text-transform="none" fo:color="#1f2328" loext:opacity="100%" style:font-name="Liberation Serif" fo:font-size="12pt" fo:letter-spacing="normal" fo:font-style="normal" fo:font-weight="normal" officeooo:rsid="00210e10"/>
    </style:style>
    <style:style style:name="T7" style:family="text">
      <style:text-properties fo:font-variant="normal" fo:text-transform="none" fo:color="#1f2328" loext:opacity="100%" style:font-name="Liberation Serif" fo:font-size="12pt" fo:letter-spacing="normal" fo:font-style="normal" fo:font-weight="normal" officeooo:rsid="00225f1c"/>
    </style:style>
    <style:style style:name="T8" style:family="text">
      <style:text-properties fo:font-variant="normal" fo:text-transform="none" fo:color="#1f2328" loext:opacity="100%" style:font-name="Liberation Serif" fo:font-size="12pt" fo:letter-spacing="normal" fo:font-style="normal" fo:font-weight="normal" officeooo:rsid="00225f1c" loext:padding="0in" loext:border="none"/>
    </style:style>
    <style:style style:name="T9" style:family="text">
      <style:text-properties fo:font-variant="normal" fo:text-transform="none" fo:color="#1f2328" loext:opacity="100%" style:font-name="Liberation Serif" fo:font-size="12pt" fo:letter-spacing="normal" fo:font-style="normal" fo:font-weight="normal" officeooo:rsid="0023f1ae"/>
    </style:style>
    <style:style style:name="T10" style:family="text">
      <style:text-properties fo:font-variant="normal" fo:text-transform="none" fo:color="#1f2328" loext:opacity="100%" style:font-name="Liberation Serif" fo:font-size="12pt" fo:letter-spacing="normal" fo:font-style="normal" fo:font-weight="normal" officeooo:rsid="00242f44"/>
    </style:style>
    <style:style style:name="T11" style:family="text">
      <style:text-properties fo:font-variant="normal" fo:text-transform="none" fo:color="#1f2328" loext:opacity="100%" style:font-name="Liberation Serif" fo:font-size="12pt" fo:letter-spacing="normal" fo:font-style="normal" fo:font-weight="normal" officeooo:rsid="0025e0dc"/>
    </style:style>
    <style:style style:name="T12" style:family="text">
      <style:text-properties fo:font-variant="normal" fo:text-transform="none" fo:color="#1f2328" loext:opacity="100%" style:font-name="Liberation Serif" fo:font-size="12pt" fo:letter-spacing="normal" fo:font-style="normal" fo:font-weight="normal" style:font-size-asian="12pt" style:font-size-complex="12pt"/>
    </style:style>
    <style:style style:name="T13" style:family="text">
      <style:text-properties fo:font-variant="normal" fo:text-transform="none" fo:color="#1f2328" loext:opacity="100%" style:font-name="Liberation Serif" fo:font-size="12pt" fo:letter-spacing="normal" fo:font-style="normal" fo:font-weight="normal" officeooo:rsid="00275736" style:font-size-asian="12pt" style:font-size-complex="12pt" loext:padding="0in" loext:border="none"/>
    </style:style>
    <style:style style:name="T14" style:family="text">
      <style:text-properties fo:font-variant="normal" fo:text-transform="none" fo:color="#1f2328" loext:opacity="100%" style:font-name="Liberation Serif" fo:font-size="12pt" fo:letter-spacing="normal" fo:font-style="normal" fo:font-weight="normal" style:font-size-asian="12pt" style:font-size-complex="12pt" loext:padding="0in" loext:border="none"/>
    </style:style>
    <style:style style:name="T15" style:family="text">
      <style:text-properties fo:font-variant="normal" fo:text-transform="none" fo:color="#1f2328" loext:opacity="100%" style:font-name="Liberation Serif" fo:letter-spacing="normal" fo:font-style="normal" fo:font-weight="normal"/>
    </style:style>
    <style:style style:name="T16" style:family="text">
      <style:text-properties fo:font-variant="normal" fo:text-transform="none" fo:color="#1f2328" loext:opacity="100%" style:font-name="Liberation Serif" fo:letter-spacing="normal" fo:font-style="normal" fo:font-weight="normal" loext:padding="0in" loext:border="none"/>
    </style:style>
    <style:style style:name="T17" style:family="text">
      <style:text-properties fo:font-variant="normal" fo:text-transform="none" fo:color="#1f2328" loext:opacity="100%" style:font-name="Liberation Serif" fo:font-size="9.75pt" fo:letter-spacing="normal" fo:font-style="normal" fo:font-weight="normal" officeooo:rsid="00275736" style:font-size-asian="12pt" style:font-size-complex="12pt" loext:padding="0in" loext:border="none"/>
    </style:style>
    <style:style style:name="T18" style:family="text">
      <style:text-properties fo:font-variant="normal" fo:text-transform="none" fo:color="#1f2328" loext:opacity="100%" style:font-name="Liberation Serif" fo:font-size="9.75pt" fo:letter-spacing="normal" fo:font-style="normal" fo:font-weight="normal" loext:padding="0in" loext:border="none"/>
    </style:style>
    <style:style style:name="T19" style:family="text">
      <style:text-properties fo:font-variant="normal" fo:text-transform="none" fo:color="#1f2328" loext:opacity="100%" fo:font-size="12pt" fo:letter-spacing="normal" fo:font-style="normal" fo:font-weight="normal"/>
    </style:style>
    <style:style style:name="T20" style:family="text">
      <style:text-properties fo:font-variant="normal" fo:text-transform="none" fo:color="#1f2328" loext:opacity="100%" style:font-name="var fontStack-monospace" fo:font-size="9.75pt" fo:letter-spacing="normal" fo:font-style="normal" fo:font-weight="normal" loext:padding="0in" loext:border="none"/>
    </style:style>
    <style:style style:name="T21" style:family="text">
      <style:text-properties fo:font-variant="normal" fo:text-transform="none" fo:color="#1f2328" loext:opacity="100%" style:font-name="var fontStack-monospace" fo:font-size="9.75pt" fo:letter-spacing="normal" fo:font-style="normal" fo:font-weight="normal" officeooo:rsid="00275736" style:font-size-asian="12pt" style:font-size-complex="12pt" loext:padding="0in" loext:border="none"/>
    </style:style>
    <style:style style:name="T22" style:family="text">
      <style:text-properties fo:font-variant="normal" fo:text-transform="none" fo:color="#1f2328" loext:opacity="100%" style:font-name="var fontStack-monospace" fo:font-size="9.75pt" fo:letter-spacing="normal" fo:font-style="normal" fo:font-weight="normal" fo:background-color="transparent" loext:char-shading-value="0" loext:padding="0in" loext:border="none"/>
    </style:style>
    <style:style style:name="T23" style:family="text">
      <style:text-properties fo:font-variant="normal" fo:text-transform="none" fo:color="#1f2328" loext:opacity="100%" fo:font-size="9.75pt" fo:letter-spacing="normal" fo:font-style="normal" fo:font-weight="normal" loext:padding="0in" loext:border="none"/>
    </style:style>
    <style:style style:name="T24" style:family="text">
      <style:text-properties style:font-name="Liberation Serif"/>
    </style:style>
    <style:style style:name="T25" style:family="text">
      <style:text-properties style:font-name="Liberation Serif" fo:font-size="9.75pt" loext:padding="0in" loext:border="none"/>
    </style:style>
    <style:style style:name="T26" style:family="text">
      <style:text-properties style:font-name="Liberation Serif" fo:font-size="9.75pt" style:font-size-asian="12pt" style:font-size-complex="12pt" loext:padding="0in" loext:border="none"/>
    </style:style>
    <style:style style:name="T27" style:family="text">
      <style:text-properties style:font-name="Liberation Serif" loext:padding="0in" loext:border="none"/>
    </style:style>
    <style:style style:name="T28" style:family="text">
      <style:text-properties style:font-name="Liberation Serif" style:font-size-asian="12pt" style:font-size-complex="12pt"/>
    </style:style>
    <style:style style:name="T29" style:family="text">
      <style:text-properties style:font-name="Liberation Serif" style:font-size-asian="12pt" style:font-size-complex="12pt" loext:padding="0in" loext:border="none"/>
    </style:style>
    <style:style style:name="T30" style:family="text">
      <style:text-properties fo:font-style="normal" fo:font-weight="normal"/>
    </style:style>
    <style:style style:name="T31" style:family="text">
      <style:text-properties fo:font-style="normal" fo:font-weight="bold"/>
    </style:style>
    <style:style style:name="T32" style:family="text">
      <style:text-properties style:font-name="apple-system" fo:font-size="12pt" fo:font-style="normal" fo:font-weight="normal"/>
    </style:style>
    <style:style style:name="T33" style:family="text">
      <style:text-properties style:font-name="apple-system" fo:font-size="12pt" fo:font-style="normal" fo:font-weight="bold"/>
    </style:style>
    <style:style style:name="T34" style:family="text">
      <style:text-properties style:font-name="apple-system" style:font-size-asian="12pt" style:font-size-complex="12pt" loext:padding="0in" loext:border="none"/>
    </style:style>
    <style:style style:name="T35" style:family="text">
      <style:text-properties style:font-name="var fontStack-monospace" fo:font-size="9.75pt" loext:padding="0in" loext:border="none"/>
    </style:style>
    <style:style style:name="T36" style:family="text">
      <style:text-properties style:font-name="var fontStack-monospace" fo:font-size="9.75pt" style:font-size-asian="12pt" style:font-size-complex="12pt" loext:padding="0in" loext:border="none"/>
    </style:style>
    <style:style style:name="T37" style:family="text">
      <style:text-properties fo:font-size="12pt" fo:font-style="normal" fo:font-weight="bold"/>
    </style:style>
    <style:style style:name="T38" style:family="text">
      <style:text-properties fo:font-size="12pt" fo:font-style="normal" fo:font-weight="normal"/>
    </style:style>
    <style:style style:name="T39" style:family="text">
      <style:text-properties fo:font-size="9.75pt" loext:padding="0in" loext:border="none"/>
    </style:style>
    <style:style style:name="T40" style:family="text">
      <style:text-properties officeooo:rsid="0025e0dc"/>
    </style:style>
    <style:style style:name="T41" style:family="text">
      <style:text-properties officeooo:rsid="00275736"/>
    </style:style>
    <style:style style:name="T42" style:family="text">
      <style:text-properties style:font-name="ui-monospace"/>
    </style:style>
    <style:style style:name="T43" style:family="text">
      <style:text-properties style:font-name="ui-monospace" fo:font-size="9.75pt"/>
    </style:style>
    <style:style style:name="T44" style:family="text">
      <style:text-properties style:font-name="ui-monospace" fo:font-size="9.75pt" officeooo:rsid="0028ddad"/>
    </style:style>
    <style:style style:name="T45" style:family="text">
      <style:text-properties style:font-name="ui-monospace" officeooo:rsid="0028ddad"/>
    </style:style>
    <style:style style:name="T46" style:family="text">
      <style:text-properties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0">BONUS</text:p>
      <text:p text:style-name="P3"/>
      <text:p text:style-name="P21">1 Crear particiones </text:p>
      <text:p text:style-name="P21"/>
      <text:p text:style-name="P3">1.<text:span text:style-name="T40">1</text:span>- En el momento del particionado coger la opcion manual</text:p>
      <text:p text:style-name="P14"><text:span text:style-name="T40">1.</text:span><text:span text:style-name="T1">2.- </text:span><text:span text:style-name="T5">Para crear una nueva tabla de particiones debemos escoger el dispositivo donde queremos crearlas. En nuestro caso escogeremos el único disponible.</text:span></text:p>
      <text:p text:style-name="P14"><text:span text:style-name="T5"><text:s/>*CS13(0,0,0) (sda) -32.2 GB ATA VBOX HARDDISK</text:span></text:p>
      <text:p text:style-name="P3"><text:span text:style-name="T11">1.</text:span><text:span text:style-name="T4">3. Yes</text:span></text:p>
      <text:p text:style-name="P3"><text:span text:style-name="T11">1.</text:span><text:span text:style-name="T4">4.- </text:span><text:span text:style-name="T6">pri/log 32.2 GB Free space</text:span></text:p>
      <text:p text:style-name="P15"><text:span text:style-name="T11">1.</text:span><text:span text:style-name="T4">5.- Create a new partitizion</text:span></text:p>
      <text:p text:style-name="P15"><text:span text:style-name="T11">1.</text:span><text:span text:style-name="T4">6.- Sda 1 la primera</text:span></text:p>
      <text:p text:style-name="P15"><text:span text:style-name="T4"><text:s text:c="5"/>500 mb → primary → </text:span><text:span text:style-name="T7">beginning → mount point→ boot static → done setting → pri/log….</text:span></text:p>
      <text:p text:style-name="P16"><text:span text:style-name="T11">1.</text:span><text:span text:style-name="T4">7.- sda5 </text:span></text:p>
      <text:p text:style-name="P16"><text:span text:style-name="T4"><text:s text:c="5"/>Create a new partition → max → logical → Mount point → do not moint → done setting … </text:span></text:p>
      <text:p text:style-name="P16"><text:span text:style-name="T4">→ configure encrypted ..-→ yes → </text:span><text:span text:style-name="T9">sda 5 → done s</text:span><text:span text:style-name="T10">e</text:span><text:span text:style-name="T9">tting up → finish → yes → cancel --&lt; frase de encriptacion </text:span></text:p>
      <text:p text:style-name="P17"><text:span text:style-name="T11">1.</text:span><text:span text:style-name="T4">8 .- configure de logical volume manager</text:span></text:p>
      <text:p text:style-name="P17"><text:span text:style-name="T4"><text:s/>yes</text:span></text:p>
      <text:p text:style-name="P17"><text:span text:style-name="T4">create volume group</text:span></text:p>
      <text:p text:style-name="P17"><text:span text:style-name="T4">LVMgroup → devpmapper <text:s/>→ create logical volume → LVMgroup → root → 10g → create logical volume → LVMgroup → swap → 2,3 gr → create logical volume </text:span></text:p>
      <text:p text:style-name="P17"><text:span text:style-name="T4">LVMgroup →home → 5g → create logical volume → var → 3g → create logical volume </text:span></text:p>
      <text:p text:style-name="P17"><text:span text:style-name="T4">LVMgroup → srv → 3g → create logical volume </text:span></text:p>
      <text:p text:style-name="P17"><text:span text:style-name="T4">LVMgroup → tmp → 3g → create logical volume</text:span></text:p>
      <text:p text:style-name="P17"><text:span text:style-name="T4">LVMgroup → </text:span><text:span text:style-name="T10">var/log </text:span><text:span text:style-name="T4"><text:s/>→ </text:span><text:span text:style-name="T10">4g </text:span></text:p>
      <text:p text:style-name="P18"><text:span text:style-name="T4">finish</text:span></text:p>
      <text:p text:style-name="P19"><text:span text:style-name="T11">1.</text:span><text:span text:style-name="T10">9.- </text:span><text:span text:style-name="T7">Ahora podemos observar como en el apartado donde nos muestran todas nuestras particiones y espacio libre ya aparecen todas las particiones lógicas que acabamos de crear. Bien , debemos configurar todas para seleccionar el sistema de archivos que queremos y el punto de montaje que indica el subject. De nuevo iremos por orden y seleccionaremos la primera que nos aparece que es </text:span><text:span text:style-name="Source_20_Text"><text:span text:style-name="T8">home</text:span></text:span><text:span text:style-name="T7">.</text:span></text:p>
      <text:p text:style-name="P19"><text:span text:style-name="T7">S</text:span><text:span text:style-name="T10">eleccionar home </text:span></text:p>
      <text:p text:style-name="P19"><text:span text:style-name="T10"/></text:p>
      <text:p text:style-name="P19"><text:span text:style-name="T11">1.</text:span><text:span text:style-name="T10">10. </text:span><text:span text:style-name="T4">Nos muestra la configuración de la partición. Debemos escoger un sistema de ficheros ya que actualmente no tiene.</text:span></text:p>
      <text:p text:style-name="P18"><text:span text:style-name="T4">Use as : do not use</text:span></text:p>
      <text:p text:style-name="P4"><text:span text:style-name="T24">Escogemos el sistema de archivos Ext4, es el sistema de archivos más utilizado en distribuciones Linux.</text:span></text:p>
      <text:p text:style-name="Text_20_body"><text:span text:style-name="T11">1.11. </text:span><text:span text:style-name="T7">Ahora debemos seleccionar el punto de montaje.<text:line-break/></text:span><text:span text:style-name="T11">1.12.</text:span><text:span text:style-name="T7"> Seleccionamos </text:span><text:span text:style-name="Source_20_Text"><text:span text:style-name="T8">home</text:span></text:span><text:span text:style-name="T7"> como bien indica el subject.</text:span></text:p>
      <text:p text:style-name="P8">Done setting up the participation</text:p>
      <text:p text:style-name="P18"><text:span text:style-name="T7">De nuevo estos pasos se pueden volver muy repetitivos asique no comentare mucho. Repetimos todo igual (excepto el punto de montaje) para </text:span><text:span text:style-name="Source_20_Text"><text:span text:style-name="T8">root</text:span></text:span><text:span text:style-name="T7">.</text:span></text:p>
      <text:p text:style-name="P8"/>
      <text:p text:style-name="P8"><text:span text:style-name="T40">1.13 .</text:span>Una vez hemos completado todos los pasos anteriores, ya casi hemos acabado, debemos darle a finalizar el particionado y asi se guarden todos los cambios en el disco.</text:p>
      <text:p text:style-name="P9">Yes --&lt; no </text:p>
      <text:p text:style-name="P5"/>
      <text:p text:style-name="P5">Resto igual que la instalacion normal.</text:p>
      <text:p text:style-name="P5"><text:soft-page-break/></text:p>
      <text:p text:style-name="P5"/>
      <text:p text:style-name="P5">2<text:span text:style-name="T24">.- Intalar el lighttpd</text:span></text:p>
      <text:p text:style-name="P10">2.1 Instalación de paquetes lighttpd</text:p>
      <text:p text:style-name="P11"><text:span text:style-name="T41">2.3 </text:span><text:span text:style-name="T43">sudo ufw allow 80</text:span></text:p>
      <text:p text:style-name="P11"><text:span text:style-name="T43"><text:s text:c="6"/></text:span><text:span text:style-name="T44">sudo ufw status (comprobar si esta permitido el puerto)</text:span></text:p>
      <text:p text:style-name="P11"><text:span text:style-name="T44"/></text:p>
      <text:p text:style-name="P7"><text:span text:style-name="T44">2.4 Añadimos la regla que incluya el puerto 80. Si no recuerdas como se añadían reglas en el reenvío de puertos. Configuración de la máquina → Red → Reenvío de puertos → Replicar la captura.</text:span></text:p>
      <text:p text:style-name="P11"><text:span text:style-name="T44"/></text:p>
      <text:p text:style-name="P13"><text:span text:style-name="T45">3.- </text:span><text:span text:style-name="T42">Instalar wordpress </text:span></text:p>
      <text:p text:style-name="P6"/>
      <text:p text:style-name="P23"><text:span text:style-name="T28">Para instalar la última versión de WordPress primero debemos instalar wget y zip. Para ello haremos uso del siguiente comando </text:span><text:span text:style-name="Source_20_Text"><text:span text:style-name="T29">sudo apt install wget zip</text:span></text:span><text:span text:style-name="T28">.</text:span></text:p>
      <text:p text:style-name="P24"><text:span text:style-name="T31">Qué es wget❓</text:span><text:span text:style-name="T30"> Es una herramienta de línea de comandos que se utiliza para descargar archivos de la web.</text:span></text:p>
      <text:p text:style-name="P24"><text:span text:style-name="T31">Qué es zip❓</text:span><text:span text:style-name="T30"> Es una utilidad de línea de comandos para comprimir y descomprimir archivos en formato ZIP.</text:span></text:p>
      <text:p text:style-name="P6"><text:span text:style-name="T28">2 ◦ Una vez hayamos instalado los paquetes nos debemos ubicar en la carpeta /var/www/ con el comando cd accederemos a ella </text:span><text:span text:style-name="Source_20_Text"><text:span text:style-name="T29">cd /var/wwww</text:span></text:span><text:span text:style-name="T28">.</text:span></text:p>
      <text:p text:style-name="P12"/>
      <text:p text:style-name="P6"><text:span text:style-name="T28">3 ◦ Una vez estemos en la ruta /var/www/ deberemos descargar la última versión de WordPress. Como mi idioma nativo es el español, yo seleccionaré la última versión en español. Utilizaremos el siguiente comando: </text:span><text:span text:style-name="Source_20_Text"><text:span text:style-name="T29">sudo wget </text:span></text:span><text:a xlink:type="simple" xlink:href="https://es.wordpress.org/latest-es_ES.zip" text:style-name="Internet_20_link" text:visited-style-name="Visited_20_Internet_20_Link"><text:span text:style-name="Source_20_Text"><text:span text:style-name="T29">https://es.wordpress.org/latest-es_ES.zip</text:span></text:span></text:a><text:span text:style-name="T28">.</text:span></text:p>
      <text:p text:style-name="P6"><text:span text:style-name="T28">4 ◦ Descomprimimos el archivo que acabamos de descargar con el comando </text:span><text:span text:style-name="Source_20_Text"><text:span text:style-name="T29">sudo unzip latest-es_ES.zip</text:span></text:span><text:span text:style-name="T28">.</text:span></text:p>
      <text:p text:style-name="P6"><text:span text:style-name="T28">5 ◦ Renombraremos la carpeta html y la llamaremos html_old. </text:span><text:span text:style-name="Source_20_Text"><text:span text:style-name="T29">sudo mv html/ html_old/</text:span></text:span><text:span text:style-name="T28">.</text:span></text:p>
      <text:p text:style-name="P6"><text:span text:style-name="T28">6 ◦ Ahora renombraremos la carpeta wordpress y la llamaremos html. </text:span><text:span text:style-name="Source_20_Text"><text:span text:style-name="T29">sudo mv wordpress/ html</text:span></text:span><text:span text:style-name="T28">.</text:span></text:p>
      <text:p text:style-name="P12"/>
      <text:p text:style-name="P6"><text:span text:style-name="T28">7 ◦ Por último, estableceremos estos permisos en la carpeta html. Daremos uso del comando </text:span><text:span text:style-name="Source_20_Text"><text:span text:style-name="T29">sudo chmod -R 755 html</text:span></text:span><text:span text:style-name="T28">. El número 7 indica que el propietario tiene permisos de lectura, escritura y ejecución. El número 5 indica que el grupo y otros solo tienen permisos de lectura y ejecución.</text:span></text:p>
      <text:p text:style-name="P6"><text:span text:style-name="T28"/></text:p>
      <text:p text:style-name="P6"><text:span text:style-name="T28"/></text:p>
      <text:p text:style-name="P6"><text:span text:style-name="T28"/></text:p>
      <text:p text:style-name="P6"><text:span text:style-name="T46">Qué es MariaDB❓</text:span><text:span text:style-name="T28"> </text:span><text:span text:style-name="T46">Es una base de datos. Se utiliza para diversos fines, como el almacenamiento de datos, el comercio electrónico, funciones a nivel empresarial y las aplicaciones de registro.</text:span></text:p>
      <text:p text:style-name="P6"><text:span text:style-name="T28"/></text:p>
      <text:p text:style-name="P6"><text:span text:style-name="T46">1 ◦ Instalaremos los paquetes con el comando </text:span><text:span text:style-name="Source_20_Text"><text:span text:style-name="T36">sudo apt install mariadb-server</text:span></text:span></text:p>
      <text:p text:style-name="P23"><text:span text:style-name="Source_20_Text"><text:span text:style-name="T34">Debido a que la configuración predeterminada deja su instalación de MariaDB poco segura, utilizaremos un script que proporciona el paquete mariadb-server para restringir el acceso al servidor y eliminar las cuentas no utilizadas. Ejecutaremos el script con el siguiente comando </text:span></text:span><text:span text:style-name="Source_20_Text"><text:span text:style-name="T36">sudo mysql_secure_installation</text:span></text:span><text:span text:style-name="Source_20_Text"><text:span text:style-name="T34">. Una vez ejecutemos el script nos hará una serie de preguntas. Preguntará si deseamos cambiar a la autenticación de socket de Unix. Como ya tenemos una cuenta root protegida escribiremos </text:span></text:span><text:span text:style-name="Source_20_Text"><text:span text:style-name="T36">N</text:span></text:span><text:span text:style-name="Source_20_Text"><text:span text:style-name="T34">.</text:span></text:span></text:p>
      <text:p text:style-name="P1"><text:span text:style-name="Source_20_Text"><text:span text:style-name="T22">Switch to unix_socket autentication? → N</text:span></text:span></text:p>
      <text:p text:style-name="P2"><text:soft-page-break/><text:span text:style-name="Source_20_Text"><text:span text:style-name="T22">Change the root password? → N</text:span></text:span></text:p>
      <text:p text:style-name="P2"><text:span text:style-name="Source_20_Text"><text:span text:style-name="T22">Remove anonymous users? → Y</text:span></text:span></text:p>
      <text:p text:style-name="P2"><text:span text:style-name="Source_20_Text"><text:span text:style-name="T22">Disallow root login remotely? → Y</text:span></text:span></text:p>
      <text:p text:style-name="P2"><text:span text:style-name="Source_20_Text"><text:span text:style-name="T22">Remove test database and acces to it? → Y</text:span></text:span></text:p>
      <text:p text:style-name="P2"><text:span text:style-name="Source_20_Text"><text:span text:style-name="T22">Reaload privilege tables now? → Y</text:span></text:span></text:p>
      <text:p text:style-name="Text_20_body"><text:line-break/><text:span text:style-name="Source_20_Text"><text:span text:style-name="T13">Switch to unix_socket autentication? Escogemos N porque no deseamos que cambie a la auntenticación de socket de Unix, ya tenemos una cuenta root protegida.</text:span></text:span></text:p>
      <text:p text:style-name="P22"><text:span text:style-name="T12">Change the root password? Escogemos </text:span><text:span text:style-name="Source_20_Text"><text:span text:style-name="T14">N</text:span></text:span><text:span text:style-name="T12">. No deseamos cambiar la contraseña del usuario root. Por defecto no tenemos contraseña, pero en mariadb realmente no es root, ya que debemos darle permisos de administrador.</text:span></text:p>
      <text:p text:style-name="P22"><text:span text:style-name="T12">Remove anonymous users? Escogemos </text:span><text:span text:style-name="Source_20_Text"><text:span text:style-name="T14">Y</text:span></text:span><text:span text:style-name="T12">. Por defecto, cuando instalas mariadb tiene un usuario anónimo, lo que permite que cualquier persona inicie sesión en mariadb sin tener que crear una cuenta de usuario propia. Esto está diseñado para realizar pruebas y que la instalación sea más fluida. Cuando dejemos el entorno de desarrollo y queramos pasar a un entorno de producción, debemos eliminar los usuarios anónimos.</text:span></text:p>
      <text:p text:style-name="P22"><text:span text:style-name="T12">Disallow root login remotely? Escogemos </text:span><text:span text:style-name="Source_20_Text"><text:span text:style-name="T14">Y</text:span></text:span><text:span text:style-name="T12">. Al deshabilitar el inicio de sesión en root de forma remota evitaremos que alguien pueda adivinar la contraseña root. Solo podremos conectarnos al root desde localhost.</text:span></text:p>
      <text:p text:style-name="P22"><text:span text:style-name="T12">Remove test database and acces to it? Escogemos </text:span><text:span text:style-name="Source_20_Text"><text:span text:style-name="T14">Y</text:span></text:span><text:span text:style-name="T12">. De esta manera se eliminará la base de datos de prueba y cualquier usuario que tenga acceso a ella.</text:span></text:p>
      <text:p text:style-name="P22"><text:span text:style-name="T12">Reaload privilege tables now? Escogemos </text:span><text:span text:style-name="Source_20_Text"><text:span text:style-name="T14">Y</text:span></text:span><text:span text:style-name="T12">. Asi se recargarán las tablas de permisos de MySQL para que los cambios en la configuración de seguridad entren en vigor de inmediato.</text:span></text:p>
      <text:p text:style-name="Text_20_body"><text:span text:style-name="Source_20_Text"><text:span text:style-name="T17"/></text:span></text:p>
      <text:p text:style-name="Text_20_body"><text:span text:style-name="Source_20_Text"><text:span text:style-name="T3">1 ◦ Una vez hayamos terminado con la instalación de mariadb debemos crear la base de datos y el usuario para el WordPress. Lo primero debemos acceder a mariadb.</text:span></text:span></text:p>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3T10:02:23.558916383</meta:creation-date>
    <dc:date>2024-05-03T11:40:12.343255741</dc:date>
    <meta:editing-duration>PT32M26S</meta:editing-duration>
    <meta:editing-cycles>2</meta:editing-cycles>
    <meta:generator>LibreOffice/7.3.7.2$Linux_X86_64 LibreOffice_project/30$Build-2</meta:generator>
    <meta:document-statistic meta:table-count="0" meta:image-count="0" meta:object-count="0" meta:page-count="3" meta:paragraph-count="65" meta:word-count="1061" meta:character-count="6339" meta:non-whitespace-character-count="5311"/>
  </office:meta>
</office:document-meta>
</file>